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ReadableMediaTypes( ResolvableType ele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( ResolvableType actualType , ResolvableType elementType , ServerHttpRequest request , ServerHttpResponse respons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Mono( ResolvableType actualType , ResolvableType elementType , ServerHttpRequest request , ServerHttpResponse respons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